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c4345" officeooo:paragraph-rsid="01fe654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1f8b30c"/>
    </style:style>
    <style:style style:name="T139" style:family="text">
      <style:text-properties fo:font-size="13pt" fo:font-style="normal" officeooo:rsid="01f6b79a" style:font-size-asian="11.3500003814697pt" style:font-style-asian="normal" style:font-size-complex="13pt" style:font-style-complex="normal"/>
    </style:style>
    <style:style style:name="T140" style:family="text">
      <style:text-properties fo:font-size="13pt" fo:font-style="normal" fo:font-weight="bold" officeooo:rsid="01f6b79a" style:font-size-asian="11.3500003814697pt" style:font-style-asian="normal" style:font-weight-asian="bold" style:font-size-complex="13pt" style:font-style-complex="normal" style:font-weight-complex="bold"/>
    </style:style>
    <style:style style:name="T141" style:family="text">
      <style:text-properties officeooo:rsid="01cc0b61"/>
    </style:style>
    <style:style style:name="T142" style:family="text">
      <style:text-properties officeooo:rsid="01efd146"/>
    </style:style>
    <style:style style:name="T143" style:family="text">
      <style:text-properties officeooo:rsid="01f08fe1"/>
    </style:style>
    <style:style style:name="T144" style:family="text">
      <style:text-properties officeooo:rsid="01ee78d3"/>
    </style:style>
    <style:style style:name="T145" style:family="text">
      <style:text-properties officeooo:rsid="01f3de17"/>
    </style:style>
    <style:style style:name="T146" style:family="text">
      <style:text-properties officeooo:rsid="01cdb91a"/>
    </style:style>
    <style:style style:name="T147" style:family="text">
      <style:text-properties officeooo:rsid="01cded41"/>
    </style:style>
    <style:style style:name="T148" style:family="text">
      <style:text-properties officeooo:rsid="01d17a11"/>
    </style:style>
    <style:style style:name="T149" style:family="text">
      <style:text-properties officeooo:rsid="01d2ad41"/>
    </style:style>
    <style:style style:name="T150" style:family="text">
      <style:text-properties officeooo:rsid="01d4f771"/>
    </style:style>
    <style:style style:name="T151" style:family="text">
      <style:text-properties officeooo:rsid="01d5bd39"/>
    </style:style>
    <style:style style:name="T152" style:family="text">
      <style:text-properties officeooo:rsid="01d7ba92"/>
    </style:style>
    <style:style style:name="T153" style:family="text">
      <style:text-properties officeooo:rsid="01d9172e"/>
    </style:style>
    <style:style style:name="T154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5" style:family="text">
      <style:text-properties officeooo:rsid="01de4cea"/>
    </style:style>
    <style:style style:name="T156" style:family="text">
      <style:text-properties officeooo:rsid="01e3a981"/>
    </style:style>
    <style:style style:name="T157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4" style:family="text">
      <style:text-properties officeooo:rsid="038d9d4d"/>
    </style:style>
    <style:style style:name="T165" style:family="text">
      <style:text-properties officeooo:rsid="038dd9cf"/>
    </style:style>
    <style:style style:name="T166" style:family="text">
      <style:text-properties officeooo:rsid="0025668c"/>
    </style:style>
    <style:style style:name="T1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8" style:family="text">
      <style:text-properties fo:font-weight="normal" officeooo:rsid="01e97238" style:font-weight-asian="normal" style:font-weight-complex="normal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officeooo:rsid="00bb3130"/>
    </style:style>
    <style:style style:name="T174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3">that mirrors the VPS as closely as possible </text:span><text:span text:style-name="T138">(</text:span><text:span text:style-name="T139">Orca</text:span><text:span text:style-name="T140">, </text:span><text:span text:style-name="T139">n.d.</text:span><text:span text:style-name="T138">).</text:span><text:span text:style-name="T133"> </text:span><text:span text:style-name="T141">This can be accomplished</text:span><text:span text:style-name="T133"> </text:span><text:span text:style-name="T142">through technologies such as containerisation or </text:span><text:span text:style-name="T143">other types of</text:span><text:span text:style-name="T142"> virtualisation</text:span><text:span text:style-name="T133"> </text:span><text:span text:style-name="T144">(Dirk Merkel, n.d.)</text:span><text:span text:style-name="T133">. </text:span></text:p>
      <text:p text:style-name="P51"/>
      <text:p text:style-name="P51"><text:span text:style-name="T145">This effectively allows us to make a clone of the VPS,</text:span><text:span text:style-name="T146"> and then </text:span></text:p>
      <text:p text:style-name="P52"/>
      <text:p text:style-name="P52"><text:span text:style-name="T146">running that image in a local development environment, </text:span><text:span text:style-name="T147">we can </text:span><text:span text:style-name="T148">carry out updates and patches manually, test for vulnerabilities, all the while the VPS is still </text:span><text:span text:style-name="T149">providing its service</text:span><text:span text:style-name="T148">.</text:span></text:p>
      <text:p text:style-name="P53"/>
      <text:p text:style-name="P54">To further increase security and <text:span text:style-name="T150">minimise the impact of unforeseen factors, a full backup of the VPS can also be made to a removable media. </text:span><text:span text:style-name="T151">This ensures that even if </text:span><text:span text:style-name="T152">the patches fail due to unknown factors, </text:span><text:span text:style-name="T153">the VPS can still be rolled back to the last working version.</text:span></text:p>
      <text:p text:style-name="P55"><text:span text:style-name="T154">“</text:span>‘Critical’ patches <text:span text:style-name="T155">[should </text:span><text:span text:style-name="T156">be</text:span><text:span text:style-name="T155">]</text:span> deployed within 14 calendar days of a patch becoming available<text:span text:style-name="T154">” </text:span><text:span text:style-name="T157">(CESG, 2014)</text:span></text:p>
      <text:p text:style-name="P56">National Cyber Security Centre <text:span text:style-name="T158">(2024) </text:span></text:p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60"/>
      <text:p text:style-name="P60"/>
      <text:p text:style-name="P60"/>
      <text:p text:style-name="P61"/>
      <text:p text:style-name="P25"/>
      <text:p text:style-name="P25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5"/>
      <text:p text:style-name="P64">References</text:p>
      <text:p text:style-name="P65"><text:span text:style-name="Strong_20_Emphasis"><text:span text:style-name="T159">GD</text:span></text:span><text:span text:style-name="Strong_20_Emphasis"><text:span text:style-name="T160">P</text:span></text:span><text:span text:style-name="Strong_20_Emphasis"><text:span text:style-name="T159">R</text:span></text:span><text:span text:style-name="T161"> (</text:span>2018<text:span text:style-name="T161">) </text:span><text:span text:style-name="Emphasis"><text:span text:style-name="T161">General Data Protection Regulation.</text:span></text:span><text:span text:style-name="T161"> Available at: </text:span><text:a xlink:type="simple" xlink:href="https://gdpr-info.eu/" text:style-name="Internet_20_link" text:visited-style-name="Visited_20_Internet_20_Link"><text:span text:style-name="T161">https://gdpr-info.eu/</text:span></text:a><text:span text:style-name="T161"> (</text:span><text:span text:style-name="T162">Accessed: </text:span><text:span text:style-name="T163">5 </text:span><text:span text:style-name="T162"><text:s/></text:span><text:span text:style-name="T163">May</text:span><text:span text:style-name="T162"> 2026</text:span><text:span text:style-name="T161">).</text:span></text:p>
      <text:p text:style-name="P66"><text:span text:style-name="Strong_20_Emphasis">Data Protection Act 2018</text:span> (2018) <text:span text:style-name="Emphasis">c.12.</text:span> London: The Stationery Office. <text:span text:style-name="T164">Available at: </text:span><text:a xlink:type="simple" xlink:href="https://www.legislation.gov.uk/ukpga/2018/12" text:style-name="Internet_20_link" text:visited-style-name="Visited_20_Internet_20_Link"><text:span text:style-name="T164">https://www.legislation.gov.uk/ukpga/2018/12</text:span></text:a><text:span text:style-name="T164"> </text:span><text:span text:style-name="T165">(Accessed: </text:span><text:span text:style-name="T166">5 May</text:span><text:span text:style-name="T165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5">Accessed: </text:span><text:span text:style-name="T166">5</text:span><text:span text:style-name="T165"> </text:span><text:span text:style-name="T166">May</text:span><text:span text:style-name="T165"> 2026</text:span>).</text:p>
      <text:p text:style-name="P68">National Cyber Security Centre <text:span text:style-name="T158">(2021) </text:span><text:span text:style-name="T167">Top tips for staying secure online.</text:span><text:span text:style-name="T15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8">https://www.ncsc.gov.uk/collection/top-tips-for-staying-secure-online/always-back-up-your-most-important-data#section_3</text:span></text:a><text:span text:style-name="T158"> (Accessed 5 May 2026).</text:span></text:p>
      <text:p text:style-name="P69">National Cyber Security Centre <text:span text:style-name="T158">(2024) </text:span><text:span text:style-name="T167">Vulnerability management</text:span><text:span text:style-name="T158">. Available at: </text:span><text:a xlink:type="simple" xlink:href="https://www.ncsc.gov.uk/collection/vulnerability-management" text:style-name="Internet_20_link" text:visited-style-name="Visited_20_Internet_20_Link"><text:span text:style-name="T158">https://www.ncsc.gov.uk/collection/vulnerability-management</text:span></text:a><text:span text:style-name="T158"> </text:span><text:span text:style-name="T168">(Accessed: 6 May 2026).</text:span></text:p>
      <text:p text:style-name="P70"><text:span text:style-name="T16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58">(n.d.) </text:span><text:span text:style-name="T167">Debugging Software with a Rubber Ducky. </text:span><text:span text:style-name="T170">Available at: </text:span><text:a xlink:type="simple" xlink:href="https://rubberduckdebugging.com/" text:style-name="Internet_20_link" text:visited-style-name="Visited_20_Internet_20_Link"><text:span text:style-name="T170">https://rubberduckdebugging.com/</text:span></text:a><text:span text:style-name="T170"> (Accessed: 5 May 2026)</text:span></text:p>
      <text:p text:style-name="P72"><text:span text:style-name="T171">Luka Netzler, Brian Lovell</text:span><text:span text:style-name="T17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58">(2025) </text:span><text:span text:style-name="T167">Stable cognitive performance while adapting to intermittent fasting: A randomised controlled trial</text:span><text:span text:style-name="T170">. Available at: </text:span><text:a xlink:type="simple" xlink:href="https://journals.sagepub.com/doi/10.1177/13591053251351204" text:style-name="Internet_20_link" text:visited-style-name="Visited_20_Internet_20_Link"><text:span text:style-name="T170">https://journals.sagepub.com/doi/10.1177/13591053251351204</text:span></text:a><text:span text:style-name="T170"> (Accessed: 5 May 2026).</text:span></text:p>
      <text:p text:style-name="P74"><text:span text:style-name="Strong_20_Emphasis">Information Commissioner’s Office (ICO)</text:span> (2024<text:span text:style-name="T17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5">Accessed: </text:span><text:span text:style-name="T174">5 May </text:span><text:span text:style-name="T165">2026</text:span>).</text:p>
      <text:p text:style-name="P75">Dominik H Pesta, Varman T Samuel <text:span text:style-name="T158">(2014) </text:span><text:span text:style-name="T167">A high-protein diet for reducing body fat: mechanisms and possible caveats.</text:span><text:span text:style-name="T158"> Available at: </text:span><text:a xlink:type="simple" xlink:href="https://link.springer.com/article/10.1186/1743-7075-11-53" text:style-name="Internet_20_link" text:visited-style-name="Visited_20_Internet_20_Link"><text:span text:style-name="T158">https://link.springer.com/article/10.1186/1743-7075-11-53</text:span></text:a><text:span text:style-name="T158"> (Accessed: 5 May 2026).</text:span></text:p>
      <text:p text:style-name="P76"/>
      <text:p text:style-name="P77">Craig A. Williamson, Jari J. Morganti, Hannah E. Smithson <text:span text:style-name="T158">(2023) </text:span><text:span text:style-name="T167">Bright-light distractions and visual performance</text:span><text:span text:style-name="T15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8">https://www.frontiersin.org/journals/psychology/articles/10.3389/fpsyg.2023.1088975/full</text:span></text:a><text:span text:style-name="T158"> (Accessed: 5 May 2026).</text:span></text:p>
      <text:p text:style-name="P78"/>
      <text:p text:style-name="P79">Ning Ding, Daniel Wagner, Xiaomeng Chen, Abhinav Pathak, Y. Charlie Hu, Andrew Rice <text:span text:style-name="T158">(2013) </text:span><text:span text:style-name="T167">Characterizing and modeling the impact of wireless signal strength on smartphone battery drain. </text:span><text:span text:style-name="T170">Available at: </text:span><text:a xlink:type="simple" xlink:href="https://dl.acm.org/doi/10.1145/2494232.2466586" text:style-name="Internet_20_link" text:visited-style-name="Visited_20_Internet_20_Link"><text:span text:style-name="T170">https://dl.acm.org/doi/10.1145/2494232.2466586</text:span></text:a><text:span text:style-name="T170"> (Accessed: 5 May 2026)</text:span></text:p>
      <text:p text:style-name="P80"/>
      <text:p text:style-name="P81">The Postman Team <text:span text:style-name="T158">(2025) </text:span><text:span text:style-name="T167">What are HTTP status codes? Complete Guide for API Developers</text:span><text:span text:style-name="T158">. Available at: </text:span><text:a xlink:type="simple" xlink:href="https://blog.postman.com/what-are-http-status-codes/" text:style-name="Internet_20_link" text:visited-style-name="Visited_20_Internet_20_Link"><text:span text:style-name="T158">https://blog.postman.com/what-are-http-status-codes/</text:span></text:a><text:span text:style-name="T158"> (Accessed: 6 May 2026)</text:span></text:p>
      <text:p text:style-name="P82"/>
      <text:p text:style-name="P83">Ubuntu <text:span text:style-name="T158">(n.d.) </text:span><text:span text:style-name="T167">Vulnerability management tools in Ubuntu.</text:span><text:span text:style-name="T170"> Available at: </text:span><text:a xlink:type="simple" xlink:href="https://ubuntu.com/security/vulnerability-management" text:style-name="Internet_20_link" text:visited-style-name="Visited_20_Internet_20_Link"><text:span text:style-name="T170">https://ubuntu.com/security/vulnerability-management</text:span></text:a><text:span text:style-name="T170"> (Accessed: 6 May 2026)</text:span></text:p>
      <text:p text:style-name="P84"/>
      <text:p text:style-name="P85">Trevor Atkins <text:span text:style-name="T158">(2002) </text:span><text:span text:style-name="T167">Create a Lightweight Testing Framework. </text:span><text:span text:style-name="T158">Available at: </text:span><text:a xlink:type="simple" xlink:href="https://thinktesting.com/articles/a-lightweight-testing-framework/" text:style-name="Internet_20_link" text:visited-style-name="Visited_20_Internet_20_Link"><text:span text:style-name="T158">https://thinktesting.com/articles/a-lightweight-testing-framework/</text:span></text:a><text:span text:style-name="T158"> (Accessed: 6 May 2026)</text:span></text:p>
      <text:p text:style-name="P86"/>
      <text:p text:style-name="P87">CESG <text:span text:style-name="T158">(2014) </text:span><text:span text:style-name="T167">Implementing the cloud security principles. </text:span><text:span text:style-name="T15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8">https://www.gov.uk/government/publications/implementing-the-cloud-security-principles/implementing-the-cloud-security-principles</text:span></text:a><text:span text:style-name="T158"> (Accessed: 6 May 2026)</text:span></text:p>
      <text:p text:style-name="P88"/>
      <text:p text:style-name="P88"/>
      <text:p text:style-name="P89"><text:span text:style-name="T169">Dirk Merkel</text:span> (n.d.) <text:span text:style-name="T3">Docker: Lightweight Linux Containers for Consistent Development and</text:span></text:p>
      <text:p text:style-name="P90">Deployment. <text:span text:style-name="T172">Available at: </text:span><text:a xlink:type="simple" xlink:href="https://www.seltzer.com/margo/teaching/CS508.19/papers/merkel14.pdf" text:style-name="Internet_20_link" text:visited-style-name="Visited_20_Internet_20_Link"><text:span text:style-name="T172">https://www.seltzer.com/margo/teaching/CS508.19/papers/merkel14.pdf</text:span></text:a><text:span text:style-name="T172"> (Accessed: 6 May 2026)</text:span></text:p>
      <text:p text:style-name="P89"/>
      <text:p text:style-name="P91">Orca <text:span text:style-name="T158">(n.d.) </text:span><text:span text:style-name="T167">Patch Management. </text:span><text:span text:style-name="T158">Available at: </text:span><text:a xlink:type="simple" xlink:href="https://orca.security/glossary/patch-management/" text:style-name="Internet_20_link" text:visited-style-name="Visited_20_Internet_20_Link"><text:span text:style-name="T158">https://orca.security/glossary/patch-management/</text:span></text:a><text:span text:style-name="T15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7:58.894702032</dc:date>
    <meta:editing-duration>PT13H40M23S</meta:editing-duration>
    <meta:editing-cycles>382</meta:editing-cycles>
    <meta:document-statistic meta:table-count="0" meta:image-count="0" meta:object-count="0" meta:page-count="6" meta:paragraph-count="75" meta:word-count="2076" meta:character-count="14621" meta:non-whitespace-character-count="12613"/>
  </office:meta>
</office:document-meta>
</file>